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1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4.897cm"/>
      <style:paragraph-properties style:writing-mode="lr-tb"/>
    </style:style>
    <style:style style:name="gr3" style:family="graphic" style:parent-style-name="objectwithoutfill">
      <style:graphic-properties draw:marker-end="Arrowheads_20_14" draw:marker-end-width="0.3cm" draw:fill="none" draw:textarea-vertical-align="middle"/>
    </style:style>
    <style:style style:name="gr4" style:family="graphic" style:parent-style-name="objectwithoutfill">
      <style:graphic-properties draw:marker-end="Arrowheads_20_15" draw:marker-end-width="0.3cm" draw:fill="none" draw:textarea-vertical-align="middle"/>
    </style:style>
    <style:style style:name="gr5" style:family="graphic" style:parent-style-name="objectwithoutfill">
      <style:graphic-properties draw:marker-end="Arrowheads_20_16" draw:marker-end-width="0.3cm" draw:fill="none" draw:textarea-vertical-align="middle"/>
    </style:style>
    <style:style style:name="gr6" style:family="graphic" style:parent-style-name="objectwithoutfill">
      <style:graphic-properties draw:marker-end="Arrowheads_20_17" draw:marker-end-width="0.3cm" draw:fill="none" draw:textarea-vertical-align="middle"/>
    </style:style>
    <style:style style:name="gr7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1.565cm"/>
      <style:paragraph-properties style:writing-mode="lr-tb"/>
    </style:style>
    <style:style style:name="gr1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textarea-vertical-align="middle" draw:auto-grow-height="true" draw:auto-grow-width="false" draw:fit-to-size="false" style:shrink-to-fit="true" fo:min-height="11.13cm" fo:min-width="0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dash" draw:stroke-dash="Dot" svg:stroke-color="#000000" draw:fill="solid" draw:fill-color="#dddddd" draw:textarea-horizontal-align="justify" draw:textarea-vertical-align="top" draw:auto-grow-height="false" fo:min-height="7.688cm" fo:min-width="15.69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405cm" style:protect="size"/>
      <style:paragraph-properties style:writing-mode="lr-tb"/>
    </style:style>
    <style:style style:name="gr14" style:family="graphic" style:parent-style-name="standard">
      <style:graphic-properties draw:stroke="dash" draw:stroke-dash="Double_20_Dash" svg:stroke-color="#000000" draw:fill="none" draw:textarea-horizontal-align="justify" draw:textarea-vertical-align="bottom" draw:auto-grow-height="false" fo:min-height="4.195cm" fo:min-width="14.105cm"/>
      <style:paragraph-properties style:writing-mode="lr-tb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5.465cm" fo:min-width="14.74cm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bottom"/>
    </style:style>
    <style:style style:name="gr17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3.878cm" fo:min-width="2.04cm"/>
      <style:paragraph-properties style:writing-mode="lr-tb"/>
    </style:style>
    <style:style style:name="gr18" style:family="graphic" style:parent-style-name="objectwithoutfill">
      <style:graphic-properties svg:stroke-width="0cm" draw:marker-start-width="0.203cm" draw:marker-end="Arrowheads_20_8" draw:marker-end-width="0.305cm" draw:fill="none" draw:textarea-vertical-align="bottom" fo:padding-top="0.125cm" fo:padding-bottom="0.125cm" fo:padding-left="0.25cm" fo:padding-right="0.25cm" draw:shadow-offset-x="0.203cm" draw:shadow-offset-y="0.203cm"/>
    </style:style>
    <style:style style:name="gr19" style:family="graphic" style:parent-style-name="standard">
      <style:graphic-properties draw:stroke="dash" draw:stroke-dash="Dash_20_Dot" svg:stroke-color="#000000" draw:fill="none" draw:fill-color="#ffffff" fo:min-height="2.608cm"/>
      <style:paragraph-properties style:writing-mode="lr-tb"/>
    </style:style>
    <style:style style:name="gr20" style:family="graphic" style:parent-style-name="objectwithoutfill">
      <style:graphic-properties svg:stroke-width="0.102cm" draw:marker-start-width="0.356cm" draw:marker-end="Arrowheads_20_9" draw:marker-end-width="0.457cm" draw:fill="none" draw:textarea-vertical-align="bottom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2" style:family="graphic" style:parent-style-name="objectwithoutfill">
      <style:graphic-properties svg:stroke-width="0.102cm" draw:marker-start-width="0.356cm" draw:marker-end="Arrowheads_20_8" draw:marker-end-width="0.457cm" draw:fill="none" draw:textarea-vertical-align="bottom" fo:padding-top="0.176cm" fo:padding-bottom="0.176cm" fo:padding-left="0.301cm" fo:padding-right="0.301cm" draw:shadow-offset-x="0.203cm" draw:shadow-offset-y="0.203cm"/>
    </style:style>
    <style:style style:name="gr23" style:family="graphic" style:parent-style-name="standard">
      <style:graphic-properties draw:stroke="dash" draw:stroke-dash="Dot" svg:stroke-color="#000000" draw:fill="solid" draw:fill-color="#dddddd" draw:textarea-horizontal-align="justify" draw:textarea-vertical-align="top" draw:auto-grow-height="false" fo:min-height="3.878cm" fo:min-width="11.882cm"/>
      <style:paragraph-properties style:writing-mode="lr-tb"/>
    </style:style>
    <style:style style:name="gr24" style:family="graphic" style:parent-style-name="standard">
      <style:graphic-properties draw:stroke="dash" draw:stroke-dash="Dot" svg:stroke-color="#000000" draw:fill="solid" draw:fill-color="#dddddd" draw:textarea-horizontal-align="justify" draw:textarea-vertical-align="top" draw:auto-grow-height="false" fo:min-height="3.56cm" fo:min-width="11.882cm"/>
      <style:paragraph-properties style:writing-mode="lr-tb"/>
    </style:style>
    <style:style style:name="gr25" style:family="graphic" style:parent-style-name="standard">
      <style:graphic-properties draw:stroke="dash" draw:stroke-dash="Dot" svg:stroke-color="#000000" draw:fill="solid" draw:fill-color="#dddddd" draw:textarea-horizontal-align="justify" draw:textarea-vertical-align="top" draw:auto-grow-height="false" fo:min-height="7.688cm" fo:min-width="11.882cm"/>
      <style:paragraph-properties style:writing-mode="lr-tb"/>
    </style:style>
    <style:style style:name="gr26" style:family="graphic" style:parent-style-name="standard">
      <style:graphic-properties draw:stroke="dash" draw:stroke-dash="Double_20_Dash" svg:stroke-color="#000000" draw:fill="none" draw:textarea-horizontal-align="justify" draw:textarea-vertical-align="bottom" draw:auto-grow-height="false" fo:min-height="2.29cm" fo:min-width="2.04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vertical-align="bottom"/>
    </style:style>
    <style:style style:name="gr28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9" style:family="graphic" style:parent-style-name="standard">
      <style:graphic-properties draw:stroke="dash" draw:stroke-dash="Double_20_Dash" svg:stroke-color="#000000" draw:fill="none" draw:textarea-horizontal-align="justify" draw:textarea-vertical-align="bottom" draw:auto-grow-height="false" fo:min-height="6.417cm" fo:min-width="3.627cm"/>
      <style:paragraph-properties style:writing-mode="lr-tb"/>
    </style:style>
    <style:style style:name="gr30" style:family="graphic" style:parent-style-name="standard">
      <style:graphic-properties draw:stroke="dash" draw:stroke-dash="Double_20_Dash" svg:stroke-color="#000000" draw:fill="none" draw:textarea-horizontal-align="justify" draw:textarea-vertical-align="bottom" draw:auto-grow-height="false" fo:min-height="3.243cm" fo:min-width="5.532cm"/>
      <style:paragraph-properties style:writing-mode="lr-tb"/>
    </style:style>
    <style:style style:name="gr31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14.355cm" fo:min-width="2.992cm"/>
      <style:paragraph-properties style:writing-mode="lr-tb"/>
    </style:style>
    <style:style style:name="gr32" style:family="graphic" style:parent-style-name="standard">
      <style:graphic-properties draw:stroke="dash" draw:stroke-dash="Double_20_Dash" svg:stroke-color="#000000" draw:fill="none" draw:textarea-horizontal-align="justify" draw:textarea-vertical-align="bottom" draw:auto-grow-height="false" fo:min-height="1.02cm" fo:min-width="3.627cm"/>
      <style:paragraph-properties style:writing-mode="lr-tb"/>
    </style:style>
    <style:style style:name="gr33" style:family="graphic" style:parent-style-name="objectwithoutfill">
      <style:graphic-properties svg:stroke-width="0.102cm" draw:marker-start-width="0.356cm" draw:marker-end="Arrowheads_20_7" draw:marker-end-width="0.457cm" draw:fill="none" draw:textarea-vertical-align="bottom" fo:padding-top="0.176cm" fo:padding-bottom="0.176cm" fo:padding-left="0.301cm" fo:padding-right="0.301cm"/>
    </style:style>
    <style:style style:name="gr34" style:family="graphic" style:parent-style-name="objectwithoutfill">
      <style:graphic-properties draw:marker-end="Arrowheads_20_11" draw:marker-end-width="0.3cm" draw:fill="none" draw:textarea-vertical-align="bottom"/>
    </style:style>
    <style:style style:name="gr35" style:family="graphic" style:parent-style-name="objectwithoutfill">
      <style:graphic-properties draw:marker-end="Arrowheads_20_12" draw:marker-end-width="0.3cm" draw:fill="none" draw:textarea-vertical-align="bottom"/>
    </style:style>
    <style:style style:name="gr36" style:family="graphic" style:parent-style-name="objectwithoutfill">
      <style:graphic-properties draw:marker-end="Arrowheads_20_13" draw:marker-end-width="0.3cm" draw:fill="none" draw:textarea-vertical-align="bottom"/>
    </style:style>
    <style:style style:name="gr37" style:family="graphic" style:parent-style-name="objectwithoutfill">
      <style:graphic-properties draw:marker-end="Arrowheads_20_10" draw:marker-end-width="0.3cm" draw:fill="none" draw:textarea-vertical-align="bottom"/>
    </style:style>
    <style:style style:name="gr38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0.945cm"/>
      <style:paragraph-properties style:writing-mode="lr-tb"/>
    </style:style>
    <style:style style:name="gr40" style:family="graphic" style:parent-style-name="standard">
      <style:graphic-properties draw:stroke="dash" draw:stroke-dash="Dot" svg:stroke-color="#000000" draw:fill="solid" draw:fill-color="#dddddd" draw:textarea-horizontal-align="justify" draw:textarea-vertical-align="top" draw:auto-grow-height="false" fo:min-height="6.1cm" fo:min-width="4.263cm"/>
      <style:paragraph-properties style:writing-mode="lr-tb"/>
    </style:style>
    <style:style style:name="gr41" style:family="graphic" style:parent-style-name="objectwithoutfill">
      <style:graphic-properties draw:marker-end="Arrowheads_20_3" draw:marker-end-width="0.3cm" draw:fill="none" draw:textarea-vertical-align="top"/>
    </style:style>
    <style:style style:name="gr42" style:family="graphic" style:parent-style-name="standard">
      <style:graphic-properties draw:stroke="none" draw:fill="none" draw:textarea-vertical-align="middle" fo:min-height="0.434cm"/>
      <style:paragraph-properties style:writing-mode="lr-tb"/>
    </style:style>
    <style:style style:name="gr43" style:family="graphic" style:parent-style-name="objectwithoutfill">
      <style:graphic-properties draw:marker-end="Arrowheads_20_1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5" style:family="graphic" style:parent-style-name="objectwithoutfill">
      <style:graphic-properties draw:marker-end="Arrowheads_20_2" draw:marker-end-width="0.3cm" draw:fill="none" draw:textarea-vertical-align="middle"/>
    </style:style>
    <style:style style:name="gr46" style:family="graphic" style:parent-style-name="standard">
      <style:graphic-properties draw:stroke="dash" draw:stroke-dash="Double_20_Dash" svg:stroke-color="#000000" draw:fill="none" draw:fill-color="#ffffff" fo:min-height="0.276cm"/>
      <style:paragraph-properties style:writing-mode="lr-tb"/>
    </style:style>
    <style:style style:name="gr47" style:family="graphic" style:parent-style-name="standard">
      <style:graphic-properties draw:stroke="dash" draw:stroke-dash="Double_20_Dash" svg:stroke-color="#000000" draw:fill="none" draw:textarea-horizontal-align="justify" draw:textarea-vertical-align="bottom" draw:auto-grow-height="false" fo:min-height="6.418cm" fo:min-width="5.533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0.459cm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fo:min-height="0.702cm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0.865cm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0.547cm"/>
      <style:paragraph-properties style:writing-mode="lr-tb"/>
    </style:style>
    <style:style style:name="gr52" style:family="graphic" style:parent-style-name="standard">
      <style:graphic-properties draw:stroke="dash" draw:stroke-dash="Dash_20_Dot" svg:stroke-color="#000000" draw:fill="none" draw:fill-color="#ffffff" fo:min-height="3.5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1.328cm"/>
      <style:paragraph-properties style:writing-mode="lr-tb"/>
    </style:style>
    <style:style style:name="gr54" style:family="graphic" style:parent-style-name="standard">
      <style:graphic-properties draw:stroke="dash" draw:stroke-dash="Dot" svg:stroke-color="#000000" draw:fill="solid" draw:fill-color="#dddddd" draw:textarea-horizontal-align="justify" draw:textarea-vertical-align="top" draw:auto-grow-height="false" fo:min-height="8.957cm" fo:min-width="15.057cm"/>
      <style:paragraph-properties style:writing-mode="lr-tb"/>
    </style:style>
    <style:style style:name="gr55" style:family="graphic" style:parent-style-name="standard">
      <style:graphic-properties draw:stroke="dash" draw:stroke-dash="Dot" svg:stroke-color="#000000" draw:fill="solid" draw:fill-color="#dddddd" draw:textarea-horizontal-align="justify" draw:textarea-vertical-align="top" draw:auto-grow-height="false" fo:min-height="8.005cm" fo:min-width="15.057cm"/>
      <style:paragraph-properties style:writing-mode="lr-tb"/>
    </style:style>
    <style:style style:name="gr56" style:family="graphic" style:parent-style-name="standard">
      <style:graphic-properties draw:stroke="dash" draw:stroke-dash="Double_20_Dash" svg:stroke-color="#000000" draw:fill="none" draw:textarea-horizontal-align="justify" draw:textarea-vertical-align="bottom" draw:auto-grow-height="false" fo:min-height="6.101cm" fo:min-width="5.53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8" style:family="graphic" style:parent-style-name="standard">
      <style:graphic-properties draw:stroke="none" draw:fill="none" draw:textarea-vertical-align="middle" fo:min-height="0.5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152cm" fo:margin-bottom="0.152cm" fo:line-height="115%"/>
      <style:text-properties fo:font-size="16pt"/>
    </style:style>
    <style:style style:name="P6" style:family="paragraph">
      <loext:graphic-properties draw:fill="none" draw:fill-color="#ffffff"/>
      <style:paragraph-properties fo:margin-top="0.152cm" fo:margin-bottom="0.152cm" fo:line-height="115%"/>
      <style:text-properties fo:font-size="1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solid" draw:fill-color="#dddddd"/>
      <style:paragraph-properties fo:text-align="start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text-align="start" fo:text-indent="0cm" style:writing-mode="lr-tb"/>
    </style:style>
    <style:style style:name="P13" style:family="paragraph">
      <loext:graphic-properties draw:fill="solid" draw:fill-color="#dddddd"/>
      <style:paragraph-properties fo:margin-left="0cm" fo:margin-right="0cm" fo:text-align="start" fo:text-indent="0cm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ans1" style:font-name-asian="Liberation Sans2" style:font-name-complex="Liberation Sans2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51cm" svg:height="1.424cm" svg:x="4.81cm" svg:y="0.211cm">
          <draw:text-box>
            <text:p text:style-name="P1"><text:span text:style-name="T1">Ha</text:span><text:span text:style-name="T1">m</text:span><text:span text:style-name="T1">mo</text:span><text:span text:style-name="T1">nd </text:span><text:span text:style-name="T1">Em</text:span><text:span text:style-name="T1">ulat</text:span><text:span text:style-name="T1">or </text:span><text:span text:style-name="T1">(ov</text:span><text:span text:style-name="T1">ervi</text:span><text:span text:style-name="T1">ew)</text:span></text:p>
          </draw:text-box>
        </draw:frame>
        <draw:custom-shape draw:style-name="gr2" draw:text-style-name="P1" draw:layer="layout" svg:width="5.397cm" svg:height="3.81cm" svg:x="2.27cm" svg:y="4.175cm">
          <text:p text:style-name="P1">tone gener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7cm" svg:height="3.81cm" svg:x="8.937cm" svg:y="4.175cm">
          <text:p text:style-name="P1">keyboar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7cm" svg:height="3.81cm" svg:x="15.605cm" svg:y="4.175cm">
          <text:p text:style-name="P1">vibrato</text:p>
          <text:p text:style-name="P1">chorus</text:p>
          <text:p text:style-name="P1">compres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7cm" svg:height="3.81cm" svg:x="22.273cm" svg:y="4.175cm">
          <text:p text:style-name="P1">leslie</text:p>
          <text:p text:style-name="P1">reverb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67cm" svg:y1="6.08cm" svg:x2="8.937cm" svg:y2="6.08cm">
          <text:p/>
        </draw:line>
        <draw:line draw:style-name="gr4" draw:text-style-name="P3" draw:layer="layout" svg:x1="14.335cm" svg:y1="6.08cm" svg:x2="15.605cm" svg:y2="6.08cm">
          <text:p/>
        </draw:line>
        <draw:line draw:style-name="gr5" draw:text-style-name="P3" draw:layer="layout" svg:x1="21.002cm" svg:y1="6.08cm" svg:x2="22.272cm" svg:y2="6.08cm">
          <text:p/>
        </draw:line>
        <draw:line draw:style-name="gr6" draw:text-style-name="P3" draw:layer="layout" svg:x1="25.13cm" svg:y1="7.985cm" svg:x2="25.13cm" svg:y2="9.255cm">
          <text:p/>
        </draw:line>
        <draw:line draw:style-name="gr7" draw:text-style-name="P3" draw:layer="layout" svg:x1="11.795cm" svg:y1="2.905cm" svg:x2="11.795cm" svg:y2="4.175cm">
          <text:p text:style-name="P1"/>
        </draw:line>
        <draw:frame draw:style-name="gr8" draw:text-style-name="P4" draw:layer="layout" svg:width="2.513cm" svg:height="0.962cm" svg:x="10.552cm" svg:y="2.26cm">
          <draw:text-box>
            <text:p>MIDI in</text:p>
          </draw:text-box>
        </draw:frame>
        <draw:frame draw:style-name="gr9" draw:text-style-name="P4" draw:layer="layout" svg:width="3.175cm" svg:height="1.673cm" svg:x="23.542cm" svg:y="8.937cm">
          <draw:text-box>
            <text:p>Audio out</text:p>
          </draw:text-box>
        </draw:frame>
        <draw:custom-shape draw:style-name="gr10" draw:text-style-name="P1" draw:layer="layout" svg:width="12.065cm" svg:height="1.27cm" svg:x="13.065cm" svg:y="1.952cm">
          <text:p text:style-name="P1">GUI controls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7cm" svg:y1="3.222cm" svg:x2="13.7cm" svg:y2="4.175cm">
          <text:p/>
        </draw:line>
        <draw:line draw:style-name="gr6" draw:text-style-name="P3" draw:layer="layout" svg:x1="18.462cm" svg:y1="3.222cm" svg:x2="18.462cm" svg:y2="4.175cm">
          <text:p/>
        </draw:line>
        <draw:line draw:style-name="gr6" draw:text-style-name="P3" draw:layer="layout" svg:x1="24.177cm" svg:y1="3.222cm" svg:x2="24.177cm" svg:y2="4.175cm">
          <text:p/>
        </draw:line>
        <draw:frame draw:style-name="gr11" draw:text-style-name="P6" draw:layer="layout" svg:width="21.272cm" svg:height="11.43cm" svg:x="2.27cm" svg:y="8.302cm">
          <draw:text-box draw:corner-radius="0.051cm">
            <text:p text:style-name="P5">The Hammond Emulator provides full Hammond organ functionality using additive synthesis.</text:p>
            <text:p text:style-name="P5"><text:span text:style-name="T2">•</text:span><text:span text:style-name="T3"> </text:span>The Tone Generator consists of 91 tone wheels, each producing a continuous sinusoidal waveform: a tone. Leakage from the adjacent tone wheel can be added.</text:p>
            <text:p text:style-name="P5"><text:span text:style-name="T2">•</text:span><text:span text:style-name="T3"> </text:span>The Keyboards are the upper and lower manuals and the pedal board. Upon a key press (either from the GUI or from the MIDI input), multiple tones are switched through to the draw-bars. The draw-bars regulate the volume of each tone (harmonic) to influence the timbre.</text:p>
            <text:p text:style-name="P5"><text:span text:style-name="T2">•</text:span><text:span text:style-name="T3"> </text:span>Vibrato, Chorus and Compressor add audio effects that creates a richer sound by making small changes in frequency, phase and volume.</text:p>
            <text:p text:style-name="P5"><text:span text:style-name="T2">•</text:span><text:span text:style-name="T3"> </text:span>The Leslie and Reverb emulate the spinning speakers of the Leslie box and the Reverb emulate the acoustics of various spaces where the organ is played.</text:p>
            <text:p text:style-name="P5"><text:span text:style-name="T2">•</text:span><text:span text:style-name="T3"> </text:span>The GUI controls provide an upper and lower manual and various controls to change the settings of the organ. </text:p>
          </draw:text-box>
        </draw:frame>
      </draw:page>
      <draw:page draw:name="page2" draw:style-name="dp1" draw:master-page-name="Default">
        <draw:custom-shape draw:style-name="gr12" draw:text-style-name="P8" draw:layer="layout" svg:width="16.193cm" svg:height="7.938cm" svg:x="5.617cm" svg:y="6.397cm">
          <text:p text:style-name="P7">Generator </text:p>
          <text:p text:style-name="P7"><text:span text:style-name="T4">(tone</text:span><text:span text:style-name="T4">Gene</text:span><text:span text:style-name="T4">rator)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6.887cm" svg:y="9.572cm">
          <text:p text:style-name="P9">ON</text:p>
          <text:p text:style-name="P9"><text:span text:style-name="T5">sine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4.605cm" svg:height="4.445cm" svg:x="6.57cm" svg:y="9.255cm">
          <text:p text:style-name="P9">91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5.24cm" svg:height="5.715cm" svg:x="6.252cm" svg:y="8.302cm">
          <text:p text:style-name="P9"><text:span text:style-name="T6">Tone </text:span><text:span text:style-name="T6">Wheel</text:span><text:span text:style-name="T6">s</text:span></text:p>
          <draw:enhanced-geometry svg:viewBox="0 0 21600 21600" draw:type="rectangle" draw:enhanced-path="M 0 0 L 21600 0 21600 21600 0 21600 0 0 Z N"/>
        </draw:custom-shape>
        <draw:polyline draw:style-name="gr16" draw:text-style-name="P3" draw:layer="layout" svg:width="1.231cm" svg:height="0.924cm" draw:transform="rotate (-1.32540303396449) translate (17.047cm 10.207cm)" svg:viewBox="0 0 1232 925" draw:points="1079,925 1232,309 0,0">
          <text:p/>
        </draw:polyline>
        <draw:custom-shape draw:style-name="gr17" draw:text-style-name="P10" draw:layer="layout" svg:width="2.54cm" svg:height="4.128cm" svg:x="10.062cm" svg:y="14.969cm">
          <text:p text:style-name="P9">Leak</text:p>
          <text:p text:style-name="P9">map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8.792cm" svg:y1="10.207cm" svg:x2="18.635cm" svg:y2="10.207cm">
          <text:p/>
        </draw:line>
        <draw:frame draw:style-name="gr19" draw:text-style-name="P11" draw:layer="layout" svg:width="6.35cm" svg:height="2.858cm" svg:x="21.955cm" svg:y="1.317cm">
          <draw:text-box>
            <text:p><text:span text:style-name="T7">ON </text:span><text:span text:style-name="T7">Oscill</text:span><text:span text:style-name="T7">ator </text:span><text:span text:style-name="T7">Node</text:span></text:p>
            <text:p><text:span text:style-name="T7">GN </text:span><text:span text:style-name="T7">Gain </text:span><text:span text:style-name="T7">Node</text:span></text:p>
            <text:p><text:span text:style-name="T7"/></text:p>
          </draw:text-box>
        </draw:frame>
        <draw:frame draw:style-name="gr1" draw:text-style-name="P2" draw:layer="layout" svg:width="16.51cm" svg:height="1.424cm" svg:x="4.81cm" svg:y="0.211cm">
          <draw:text-box>
            <text:p text:style-name="P1"><text:span text:style-name="T1">Ha</text:span><text:span text:style-name="T1">m</text:span><text:span text:style-name="T1">mo</text:span><text:span text:style-name="T1">nd </text:span><text:span text:style-name="T1">Em</text:span><text:span text:style-name="T1">ula</text:span><text:span text:style-name="T1">tor </text:span><text:span text:style-name="T1">(to</text:span><text:span text:style-name="T1">ne </text:span><text:span text:style-name="T1">ge</text:span><text:span text:style-name="T1">ner</text:span><text:span text:style-name="T1">ato</text:span><text:span text:style-name="T1">r)</text:span></text:p>
          </draw:text-box>
        </draw:frame>
        <draw:custom-shape draw:style-name="gr13" draw:text-style-name="P9" draw:layer="layout" svg:width="1.905cm" svg:height="1.27cm" svg:x="18.635cm" svg:y="9.572cm">
          <text:p text:style-name="P9">G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14.507cm" svg:y="10.842cm">
          <text:p text:style-name="P9">GN</text:p>
          <draw:enhanced-geometry svg:viewBox="0 0 21600 21600" draw:type="rectangle" draw:enhanced-path="M 0 0 L 21600 0 21600 21600 0 21600 0 0 Z N"/>
        </draw:custom-shape>
        <draw:polyline draw:style-name="gr20" draw:text-style-name="P3" draw:layer="layout" svg:width="0.951cm" svg:height="6.667cm" svg:x="9.11cm" svg:y="10.207cm" svg:viewBox="0 0 952 6668" draw:points="0,0 0,6668 952,6668">
          <text:p/>
        </draw:polyline>
        <draw:polyline draw:style-name="gr20" draw:text-style-name="P3" draw:layer="layout" svg:width="1.904cm" svg:height="5.397cm" svg:x="12.602cm" svg:y="11.477cm" svg:viewBox="0 0 1905 5398" draw:points="0,5398 463,5398 463,0 1905,0">
          <text:p/>
        </draw:polyline>
        <draw:line draw:style-name="gr16" draw:text-style-name="P3" draw:layer="layout" svg:x1="15.46cm" svg:y1="13.065cm" svg:x2="15.46cm" svg:y2="12.111cm">
          <text:p/>
        </draw:line>
        <draw:frame draw:style-name="gr21" draw:text-style-name="P2" draw:layer="layout" svg:width="2.54cm" svg:height="0.953cm" svg:x="14.19cm" svg:y="12.747cm">
          <draw:text-box>
            <text:p text:style-name="P1"><text:span text:style-name="T4">leak</text:span></text:p>
          </draw:text-box>
        </draw:frame>
        <draw:line draw:style-name="gr22" draw:text-style-name="P3" draw:layer="layout" svg:x1="20.54cm" svg:y1="10.207cm" svg:x2="23.715cm" svg:y2="10.207cm">
          <text:p/>
        </draw:line>
        <draw:frame draw:style-name="gr21" draw:text-style-name="P2" draw:layer="layout" svg:width="2.345cm" svg:height="0.953cm" svg:x="23.275cm" svg:y="9.572cm">
          <draw:text-box>
            <text:p text:style-name="P1"><text:span text:style-name="T7">tones</text:span></text:p>
          </draw:text-box>
        </draw:frame>
      </draw:page>
      <draw:page draw:name="page3" draw:style-name="dp1" draw:master-page-name="Default">
        <draw:custom-shape draw:style-name="gr23" draw:text-style-name="P13" draw:layer="layout" svg:width="12.382cm" svg:height="4.128cm" svg:x="8.62cm" svg:y="14.97cm">
          <text:p text:style-name="P12"><text:span text:style-name="T8">Keybo</text:span><text:span text:style-name="T8">ard </text:span><text:span text:style-name="T8">(pedal)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2.382cm" svg:height="3.81cm" svg:x="8.62cm" svg:y="11.16cm">
          <text:p text:style-name="P12"><text:span text:style-name="T8">Key</text:span><text:span text:style-name="T8">boar</text:span><text:span text:style-name="T8">d </text:span><text:span text:style-name="T8">(low</text:span><text:span text:style-name="T8">er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2.382cm" svg:height="7.938cm" svg:x="8.62cm" svg:y="3.222cm">
          <text:p text:style-name="P12"><text:span text:style-name="T8">Key</text:span><text:span text:style-name="T8">boar</text:span><text:span text:style-name="T8">d </text:span><text:span text:style-name="T8">(upp</text:span><text:span text:style-name="T8">er)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10.842cm" svg:y="7.708cm">
          <text:p text:style-name="P9">GN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.54cm" svg:height="2.54cm" svg:x="10.525cm" svg:y="7.39cm">
          <text:p text:style-name="P9">9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9.572cm" svg:y="5.803cm">
          <text:p text:style-name="P9">CN</text:p>
          <draw:enhanced-geometry svg:viewBox="0 0 21600 21600" draw:type="rectangle" draw:enhanced-path="M 0 0 L 21600 0 21600 21600 0 21600 0 0 Z N"/>
        </draw:custom-shape>
        <draw:polyline draw:style-name="gr16" draw:text-style-name="P3" draw:layer="layout" svg:width="1.308cm" svg:height="0.308cm" draw:transform="rotate (-1.32540303396449) translate (11.7764676811869cm 6.3630011373108cm)" svg:viewBox="0 0 1309 309" draw:points="0,309 76,0 1309,309">
          <text:p/>
        </draw:polyline>
        <draw:polyline draw:style-name="gr27" draw:text-style-name="P3" draw:layer="layout" svg:width="1.713cm" svg:height="1.269cm" draw:transform="rotate (-2.21412468908001) translate (12.112cm 4.85cm)" svg:viewBox="0 0 1714 1270" draw:points="0,0 952,1270 1714,699">
          <text:p/>
        </draw:polyline>
        <draw:frame draw:style-name="gr28" draw:text-style-name="P2" draw:layer="layout" svg:width="1.905cm" svg:height="0.952cm" svg:x="11.477cm" svg:y="4.532cm">
          <draw:text-box>
            <text:p text:style-name="P1"><text:span text:style-name="T4">key</text:span></text:p>
          </draw:text-box>
        </draw:frame>
        <draw:custom-shape draw:style-name="gr29" draw:text-style-name="P10" draw:layer="layout" svg:width="4.127cm" svg:height="6.667cm" svg:x="9.255cm" svg:y="4.215cm">
          <text:p text:style-name="P9">61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18.144cm" svg:y="7.668cm">
          <text:p text:style-name="P9">GN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6.032cm" svg:height="3.493cm" svg:x="14.335cm" svg:y="6.397cm">
          <text:p text:style-name="P9">9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2.54cm" svg:height="0.953cm" svg:x="17.827cm" svg:y="6.397cm">
          <draw:text-box>
            <text:p text:style-name="P1"><text:span text:style-name="T4">draw</text:span><text:span text:style-name="T4">bar</text:span></text:p>
          </draw:text-box>
        </draw:frame>
        <draw:line draw:style-name="gr27" draw:text-style-name="P3" draw:layer="layout" svg:x1="19.097cm" svg:y1="7.032cm" svg:x2="19.097cm" svg:y2="7.667cm">
          <text:p/>
        </draw:line>
        <draw:custom-shape draw:style-name="gr31" draw:text-style-name="P10" draw:layer="layout" svg:width="3.492cm" svg:height="14.605cm" svg:x="5.445cm" svg:y="4.175cm">
          <text:p text:style-name="P9">Key contacts</text:p>
          <text:p text:style-name="P9">map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3.857cm" svg:y1="10.842cm" svg:x2="5.444cm" svg:y2="10.842cm">
          <text:p/>
        </draw:line>
        <draw:line draw:style-name="gr20" draw:text-style-name="P3" draw:layer="layout" svg:x1="8.937cm" svg:y1="8.342cm" svg:x2="10.842cm" svg:y2="8.342cm">
          <text:p/>
        </draw:line>
        <draw:custom-shape draw:style-name="gr32" draw:text-style-name="P10" draw:layer="layout" svg:width="4.127cm" svg:height="1.27cm" svg:x="9.255cm" svg:y="12.8cm">
          <text:p text:style-name="P9">61x9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4.127cm" svg:height="1.27cm" svg:x="9.255cm" svg:y="16.487cm">
          <text:p text:style-name="P9">25x2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18.144cm" svg:y="12.678cm">
          <text:p text:style-name="P9">GN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6.032cm" svg:height="3.493cm" svg:x="14.335cm" svg:y="11.407cm">
          <text:p text:style-name="P9">9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2.54cm" svg:height="0.953cm" svg:x="17.827cm" svg:y="11.407cm">
          <draw:text-box>
            <text:p text:style-name="P1"><text:span text:style-name="T4">draw</text:span><text:span text:style-name="T4">bar</text:span></text:p>
          </draw:text-box>
        </draw:frame>
        <draw:line draw:style-name="gr27" draw:text-style-name="P3" draw:layer="layout" svg:x1="19.097cm" svg:y1="12.042cm" svg:x2="19.097cm" svg:y2="12.677cm">
          <text:p/>
        </draw:line>
        <draw:custom-shape draw:style-name="gr13" draw:text-style-name="P9" draw:layer="layout" svg:width="1.905cm" svg:height="1.27cm" svg:x="18.144cm" svg:y="16.438cm">
          <text:p text:style-name="P9">GN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6.032cm" svg:height="3.493cm" svg:x="14.335cm" svg:y="15.167cm">
          <text:p text:style-name="P9">2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2.54cm" svg:height="0.953cm" svg:x="17.827cm" svg:y="15.167cm">
          <draw:text-box>
            <text:p text:style-name="P1"><text:span text:style-name="T4">draw</text:span><text:span text:style-name="T4">bar</text:span></text:p>
          </draw:text-box>
        </draw:frame>
        <draw:line draw:style-name="gr27" draw:text-style-name="P3" draw:layer="layout" svg:x1="19.097cm" svg:y1="15.802cm" svg:x2="19.097cm" svg:y2="16.437cm">
          <text:p/>
        </draw:line>
        <draw:polyline draw:style-name="gr33" draw:text-style-name="P3" draw:layer="layout" svg:width="1.904cm" svg:height="0cm" svg:x="13.065cm" svg:y="17.175cm" svg:viewBox="0 0 1905 0" draw:points="0,0 635,0 635,0 1905,0">
          <text:p/>
        </draw:polyline>
        <draw:line draw:style-name="gr20" draw:text-style-name="P3" draw:layer="layout" svg:x1="8.937cm" svg:y1="13.435cm" svg:x2="10.842cm" svg:y2="13.435cm">
          <text:p/>
        </draw:line>
        <draw:line draw:style-name="gr20" draw:text-style-name="P3" draw:layer="layout" svg:x1="8.937cm" svg:y1="17.122cm" svg:x2="10.842cm" svg:y2="17.122cm">
          <text:p/>
        </draw:line>
        <draw:custom-shape draw:style-name="gr13" draw:text-style-name="P9" draw:layer="layout" svg:width="1.905cm" svg:height="1.27cm" svg:x="21.515cm" svg:y="12.747cm">
          <text:p text:style-name="P9">GN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20.05cm" svg:y1="13.382cm" svg:x2="21.637cm" svg:y2="13.382cm">
          <text:p/>
        </draw:line>
        <draw:line draw:style-name="gr35" draw:text-style-name="P3" draw:layer="layout" svg:x1="20.05cm" svg:y1="17.192cm" svg:x2="24.812cm" svg:y2="17.192cm">
          <text:p/>
        </draw:line>
        <draw:line draw:style-name="gr36" draw:text-style-name="P3" draw:layer="layout" svg:x1="23.42cm" svg:y1="8.302cm" svg:x2="24.69cm" svg:y2="8.302cm">
          <text:p/>
        </draw:line>
        <draw:line draw:style-name="gr37" draw:text-style-name="P3" draw:layer="layout" svg:x1="20.05cm" svg:y1="8.302cm" svg:x2="21.637cm" svg:y2="8.302cm">
          <text:p/>
        </draw:line>
        <draw:polyline draw:style-name="gr33" draw:text-style-name="P3" draw:layer="layout" svg:width="1.904cm" svg:height="0cm" svg:x="13.065cm" svg:y="13.382cm" svg:viewBox="0 0 1905 0" draw:points="0,0 635,0 635,0 1905,0">
          <text:p/>
        </draw:polyline>
        <draw:polyline draw:style-name="gr33" draw:text-style-name="P3" draw:layer="layout" svg:width="2.222cm" svg:height="0cm" svg:x="12.747cm" svg:y="8.302cm" svg:viewBox="0 0 2223 0" draw:points="0,0 953,0 953,0 2223,0">
          <text:p/>
        </draw:polyline>
        <draw:custom-shape draw:style-name="gr13" draw:text-style-name="P9" draw:layer="layout" svg:width="1.905cm" svg:height="1.27cm" svg:x="21.515cm" svg:y="7.667cm">
          <text:p text:style-name="P9">GN</text:p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23.42cm" svg:y1="13.382cm" svg:x2="24.69cm" svg:y2="13.382cm">
          <text:p/>
        </draw:line>
        <draw:frame draw:style-name="gr38" draw:text-style-name="P2" draw:layer="layout" svg:width="3.297cm" svg:height="1.427cm" svg:x="24.373cm" svg:y="12.747cm">
          <draw:text-box>
            <text:p text:style-name="P1"><text:span text:style-name="T7">lower</text:span><text:span text:style-name="T7">board</text:span></text:p>
          </draw:text-box>
        </draw:frame>
        <draw:frame draw:style-name="gr38" draw:text-style-name="P2" draw:layer="layout" svg:width="3.297cm" svg:height="1.427cm" svg:x="24.373cm" svg:y="7.667cm">
          <draw:text-box>
            <text:p text:style-name="P1"><text:span text:style-name="T7">upper</text:span><text:span text:style-name="T7">board</text:span></text:p>
          </draw:text-box>
        </draw:frame>
        <draw:frame draw:style-name="gr38" draw:text-style-name="P2" draw:layer="layout" svg:width="3.615cm" svg:height="1.427cm" svg:x="24.372cm" svg:y="16.557cm">
          <draw:text-box>
            <text:p text:style-name="P1"><text:span text:style-name="T7">pedal</text:span><text:span text:style-name="T7">board</text:span></text:p>
          </draw:text-box>
        </draw:frame>
        <draw:custom-shape draw:style-name="gr13" draw:text-style-name="P9" draw:layer="layout" svg:width="1.905cm" svg:height="1.27cm" svg:x="14.97cm" svg:y="7.667cm">
          <text:p text:style-name="P9">BFN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6.875cm" svg:y1="8.302cm" svg:x2="18.145cm" svg:y2="8.302cm">
          <text:p/>
        </draw:line>
        <draw:custom-shape draw:style-name="gr13" draw:text-style-name="P9" draw:layer="layout" svg:width="1.905cm" svg:height="1.27cm" svg:x="14.97cm" svg:y="12.747cm">
          <text:p text:style-name="P9">BFN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6.875cm" svg:y1="13.382cm" svg:x2="18.145cm" svg:y2="13.382cm">
          <text:p/>
        </draw:line>
        <draw:custom-shape draw:style-name="gr13" draw:text-style-name="P9" draw:layer="layout" svg:width="1.905cm" svg:height="1.27cm" svg:x="14.97cm" svg:y="16.54cm">
          <text:p text:style-name="P9">BFN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6.875cm" svg:y1="17.192cm" svg:x2="18.145cm" svg:y2="17.192cm">
          <text:p/>
        </draw:line>
        <draw:frame draw:style-name="gr19" draw:text-style-name="P11" draw:layer="layout" svg:width="6.35cm" svg:height="2.858cm" svg:x="21.955cm" svg:y="1.317cm">
          <draw:text-box>
            <text:p><text:span text:style-name="T7">CN </text:span><text:span text:style-name="T7">Cons</text:span><text:span text:style-name="T7">tant </text:span><text:span text:style-name="T7">Node</text:span></text:p>
            <text:p><text:span text:style-name="T7">GN </text:span><text:span text:style-name="T7">Gain </text:span><text:span text:style-name="T7">Node</text:span></text:p>
            <text:p><text:span text:style-name="T7">BFN </text:span><text:span text:style-name="T7">Biqua</text:span><text:span text:style-name="T7">d </text:span><text:span text:style-name="T7">Filter </text:span><text:span text:style-name="T7">Node</text:span></text:p>
          </draw:text-box>
        </draw:frame>
        <draw:frame draw:style-name="gr21" draw:text-style-name="P2" draw:layer="layout" svg:width="2.54cm" svg:height="0.953cm" svg:x="14.652cm" svg:y="6.397cm">
          <draw:text-box>
            <text:p text:style-name="P1"><text:span text:style-name="T4">freq</text:span></text:p>
          </draw:text-box>
        </draw:frame>
        <draw:line draw:style-name="gr27" draw:text-style-name="P3" draw:layer="layout" svg:x1="15.922cm" svg:y1="7.032cm" svg:x2="15.922cm" svg:y2="7.667cm">
          <text:p/>
        </draw:line>
        <draw:frame draw:style-name="gr21" draw:text-style-name="P2" draw:layer="layout" svg:width="2.54cm" svg:height="0.953cm" svg:x="14.652cm" svg:y="11.477cm">
          <draw:text-box>
            <text:p text:style-name="P1"><text:span text:style-name="T4">freq</text:span></text:p>
          </draw:text-box>
        </draw:frame>
        <draw:frame draw:style-name="gr21" draw:text-style-name="P2" draw:layer="layout" svg:width="2.54cm" svg:height="0.953cm" svg:x="14.652cm" svg:y="15.287cm">
          <draw:text-box>
            <text:p text:style-name="P1"><text:span text:style-name="T4">freq</text:span></text:p>
          </draw:text-box>
        </draw:frame>
        <draw:line draw:style-name="gr27" draw:text-style-name="P3" draw:layer="layout" svg:x1="15.922cm" svg:y1="12.112cm" svg:x2="15.922cm" svg:y2="12.747cm">
          <text:p/>
        </draw:line>
        <draw:line draw:style-name="gr27" draw:text-style-name="P3" draw:layer="layout" svg:x1="15.922cm" svg:y1="15.922cm" svg:x2="15.922cm" svg:y2="16.557cm">
          <text:p/>
        </draw:line>
        <draw:frame draw:style-name="gr39" draw:text-style-name="P2" draw:layer="layout" svg:width="14.288cm" svg:height="1.195cm" svg:x="7.032cm" svg:y="0.365cm">
          <draw:text-box>
            <text:p text:style-name="P1"><text:span text:style-name="T1">Ha</text:span><text:span text:style-name="T1">m</text:span><text:span text:style-name="T1">mo</text:span><text:span text:style-name="T1">nd </text:span><text:span text:style-name="T1">Em</text:span><text:span text:style-name="T1">ula</text:span><text:span text:style-name="T1">tor </text:span><text:span text:style-name="T1">(ke</text:span><text:span text:style-name="T1">yb</text:span><text:span text:style-name="T1">oar</text:span><text:span text:style-name="T1">ds)</text:span></text:p>
          </draw:text-box>
        </draw:frame>
        <draw:frame draw:style-name="gr21" draw:text-style-name="P2" draw:layer="layout" svg:width="2.54cm" svg:height="0.953cm" svg:x="14.652cm" svg:y="8.937cm">
          <draw:text-box>
            <text:p text:style-name="P1"><text:span text:style-name="T4">LPF</text:span></text:p>
          </draw:text-box>
        </draw:frame>
        <draw:frame draw:style-name="gr21" draw:text-style-name="P2" draw:layer="layout" svg:width="2.54cm" svg:height="0.953cm" svg:x="14.652cm" svg:y="17.827cm">
          <draw:text-box>
            <text:p text:style-name="P1"><text:span text:style-name="T4">LPF</text:span></text:p>
          </draw:text-box>
        </draw:frame>
        <draw:frame draw:style-name="gr21" draw:text-style-name="P2" draw:layer="layout" svg:width="2.54cm" svg:height="0.953cm" svg:x="14.652cm" svg:y="14.017cm">
          <draw:text-box>
            <text:p text:style-name="P1"><text:span text:style-name="T4">LPF</text:span></text:p>
          </draw:text-box>
        </draw:frame>
        <draw:frame draw:style-name="gr21" draw:text-style-name="P2" draw:layer="layout" svg:width="2.345cm" svg:height="0.953cm" svg:x="1.952cm" svg:y="10.207cm">
          <draw:text-box>
            <text:p text:style-name="P1"><text:span text:style-name="T7">tones</text:span></text:p>
          </draw:text-box>
        </draw:frame>
      </draw:page>
      <draw:page draw:name="page4" draw:style-name="dp1" draw:master-page-name="Default">
        <draw:custom-shape draw:style-name="gr40" draw:text-style-name="P8" draw:layer="layout" svg:width="4.445cm" svg:height="3.81cm" svg:x="22.668cm" svg:y="10.207cm">
          <text:p text:style-name="P12"><text:span text:style-name="T8">Compressor (compressor)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4.287cm" svg:height="8.255cm" svg:x="3.618cm" svg:y="10.842cm">
          <text:p text:style-name="P12"><text:span text:style-name="T8">Vibrato (lowerVibrato)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4.287cm" svg:height="8.255cm" svg:x="3.618cm" svg:y="1.952cm">
          <text:p text:style-name="P12"><text:span text:style-name="T8">Vibrato (upperVibrato)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13.143cm" svg:y="4.808cm">
          <text:p text:style-name="P9">GN</text:p>
          <draw:enhanced-geometry svg:viewBox="0 0 21600 21600" draw:type="rectangle" draw:enhanced-path="M 0 0 L 21600 0 21600 21600 0 21600 0 0 Z N"/>
        </draw:custom-shape>
        <draw:polyline draw:style-name="gr41" draw:text-style-name="P10" draw:layer="layout" svg:width="2.559cm" svg:height="1.102cm" draw:transform="rotate (0.519060919543113) translate (11.873cm 7.348cm)" svg:viewBox="0 0 2560 1103" draw:points="0,0 1930,1103 2560,0">
          <text:p/>
        </draw:polyline>
        <draw:frame draw:style-name="gr42" draw:text-style-name="P10" draw:layer="layout" svg:width="1.234cm" svg:height="0.684cm" svg:x="13.461cm" svg:y="6.346cm">
          <draw:text-box>
            <text:p text:style-name="P1"><text:span text:style-name="T9">gain</text:span></text:p>
          </draw:text-box>
        </draw:frame>
        <draw:custom-shape draw:style-name="gr13" draw:text-style-name="P9" draw:layer="layout" svg:width="1.905cm" svg:height="1.27cm" svg:x="3.936cm" svg:y="6.713cm">
          <text:p text:style-name="P9">ON</text:p>
          <text:p text:style-name="P9"><text:span text:style-name="T9">triangl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9.968cm" svg:y="6.713cm">
          <text:p text:style-name="P9"><text:span text:style-name="T4">WSN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9.016cm" svg:y1="7.348cm" svg:x2="9.968cm" svg:y2="7.348cm">
          <text:p/>
        </draw:line>
        <draw:frame draw:style-name="gr44" draw:text-style-name="P2" draw:layer="layout" svg:width="1.905cm" svg:height="0.683cm" svg:x="3.935cm" svg:y="8.889cm">
          <draw:text-box>
            <text:p text:style-name="P1"><text:span text:style-name="T9">speed </text:span></text:p>
          </draw:text-box>
        </draw:frame>
        <draw:line draw:style-name="gr45" draw:text-style-name="P3" draw:layer="layout" svg:x1="4.888cm" svg:y1="8.935cm" svg:x2="4.888cm" svg:y2="7.983cm">
          <text:p/>
        </draw:line>
        <draw:frame draw:style-name="gr46" draw:text-style-name="P2" draw:layer="layout" svg:width="2.541cm" svg:height="0.526cm" svg:x="9.65cm" svg:y="8.602cm">
          <draw:text-box>
            <text:p text:style-name="P1"><text:span text:style-name="T10">Wave </text:span><text:span text:style-name="T10">Shape Array</text:span></text:p>
          </draw:text-box>
        </draw:frame>
        <draw:line draw:style-name="gr41" draw:text-style-name="P10" draw:layer="layout" svg:x1="10.921cm" svg:y1="8.935cm" svg:x2="10.921cm" svg:y2="7.983cm">
          <text:p/>
        </draw:line>
        <draw:custom-shape draw:style-name="gr47" draw:text-style-name="P10" draw:layer="layout" svg:width="6.033cm" svg:height="6.668cm" svg:x="9.333cm" svg:y="3.221cm">
          <text:p text:style-name="P9">17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1.869cm" svg:height="0.709cm" svg:x="1.712cm" svg:y="5.053cm">
          <draw:text-box>
            <text:p text:style-name="P1"><text:span text:style-name="T9">upper</text:span></text:p>
          </draw:text-box>
        </draw:frame>
        <draw:line draw:style-name="gr43" draw:text-style-name="P3" draw:layer="layout" svg:x1="3.3cm" svg:y1="5.444cm" svg:x2="9.968cm" svg:y2="5.444cm">
          <text:p/>
        </draw:line>
        <draw:custom-shape draw:style-name="gr13" draw:text-style-name="P9" draw:layer="layout" svg:width="1.905cm" svg:height="1.27cm" svg:x="9.968cm" svg:y="4.808cm">
          <text:p text:style-name="P9"><text:span text:style-name="T4">DN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1.873cm" svg:y1="5.443cm" svg:x2="13.143cm" svg:y2="5.443cm">
          <text:p/>
        </draw:line>
        <draw:polyline draw:style-name="gr43" draw:text-style-name="P3" draw:layer="layout" svg:width="8.169cm" svg:height="4.169cm" draw:transform="skewX (-5.46728878605109E-017) rotate (-0.962898148325271) translate (17.6151595919298cm 3.65878341883877cm)" svg:viewBox="0 0 8170 4170" draw:points="0,3127 2176,0 8170,4170">
          <text:p/>
        </draw:polyline>
        <draw:frame draw:style-name="gr49" draw:text-style-name="P10" draw:layer="layout" svg:width="2.54cm" svg:height="0.952cm" svg:x="9.651cm" svg:y="3.221cm">
          <draw:text-box>
            <text:p text:style-name="P1"><text:span text:style-name="T9">delayTi</text:span><text:span text:style-name="T9">me</text:span></text:p>
          </draw:text-box>
        </draw:frame>
        <draw:line draw:style-name="gr41" draw:text-style-name="P10" draw:layer="layout" svg:x1="10.921cm" svg:y1="3.856cm" svg:x2="10.921cm" svg:y2="4.808cm">
          <text:p/>
        </draw:line>
        <draw:custom-shape draw:style-name="gr13" draw:text-style-name="P9" draw:layer="layout" svg:width="1.905cm" svg:height="1.27cm" svg:x="7.111cm" svg:y="6.713cm">
          <text:p text:style-name="P9"><text:span text:style-name="T4">GN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5.841cm" svg:y1="7.348cm" svg:x2="7.111cm" svg:y2="7.348cm">
          <text:p/>
        </draw:line>
        <draw:line draw:style-name="gr45" draw:text-style-name="P3" draw:layer="layout" svg:x1="8.063cm" svg:y1="8.936cm" svg:x2="8.063cm" svg:y2="7.983cm">
          <text:p/>
        </draw:line>
        <draw:frame draw:style-name="gr50" draw:text-style-name="P10" draw:layer="layout" svg:width="1.905cm" svg:height="1.115cm" svg:x="7.11cm" svg:y="8.62cm">
          <draw:text-box>
            <text:p text:style-name="P1"><text:span text:style-name="T9">swing</text:span></text:p>
          </draw:text-box>
        </draw:frame>
        <draw:custom-shape draw:style-name="gr13" draw:text-style-name="P9" draw:layer="layout" svg:width="1.905cm" svg:height="1.27cm" svg:x="15.683cm" svg:y="3.222cm">
          <text:p text:style-name="P9">GN</text:p>
          <draw:enhanced-geometry svg:viewBox="0 0 21600 21600" draw:type="rectangle" draw:enhanced-path="M 0 0 L 21600 0 21600 21600 0 21600 0 0 Z N"/>
        </draw:custom-shape>
        <draw:polyline draw:style-name="gr43" draw:text-style-name="P3" draw:layer="layout" svg:width="8.123cm" svg:height="5.227cm" draw:transform="rotate (-0.942128730226539) translate (18.6261780709193cm 3.10216565286732cm)" svg:viewBox="0 0 8124 5228" draw:points="0,1284 933,0 8124,5228">
          <text:p/>
        </draw:polyline>
        <draw:polyline draw:style-name="gr43" draw:text-style-name="P3" draw:layer="layout" svg:width="2.053cm" svg:height="4.014cm" draw:transform="rotate (-0.942128730226539) translate (14.4750384383876cm 2.19560341869286cm)" svg:viewBox="0 0 2054 4015" draw:points="1097,4015 1284,3758 0,2825 2054,0">
          <text:p/>
        </draw:polyline>
        <draw:frame draw:style-name="gr49" draw:text-style-name="P10" draw:layer="layout" svg:width="1.27cm" svg:height="0.952cm" svg:x="11.873cm" svg:y="3.857cm">
          <draw:text-box>
            <text:p text:style-name="P1"><text:span text:style-name="T9">[8]</text:span></text:p>
          </draw:text-box>
        </draw:frame>
        <draw:frame draw:style-name="gr51" draw:text-style-name="P10" draw:layer="layout" svg:width="1.905cm" svg:height="0.797cm" svg:x="15.683cm" svg:y="1.952cm">
          <draw:text-box>
            <text:p text:style-name="P1"><text:span text:style-name="T9">chorus</text:span></text:p>
          </draw:text-box>
        </draw:frame>
        <draw:line draw:style-name="gr45" draw:text-style-name="P3" draw:layer="layout" svg:x1="16.635cm" svg:y1="2.27cm" svg:x2="16.635cm" svg:y2="3.222cm">
          <text:p/>
        </draw:line>
        <draw:custom-shape draw:style-name="gr13" draw:text-style-name="P9" draw:layer="layout" svg:width="1.905cm" svg:height="1.27cm" svg:x="13.143cm" svg:y="13.698cm">
          <text:p text:style-name="P9">GN</text:p>
          <draw:enhanced-geometry svg:viewBox="0 0 21600 21600" draw:type="rectangle" draw:enhanced-path="M 0 0 L 21600 0 21600 21600 0 21600 0 0 Z N"/>
        </draw:custom-shape>
        <draw:polyline draw:style-name="gr41" draw:text-style-name="P10" draw:layer="layout" svg:width="2.559cm" svg:height="1.102cm" draw:transform="rotate (0.519060919543113) translate (11.873cm 16.238cm)" svg:viewBox="0 0 2560 1103" draw:points="0,0 1930,1103 2560,0">
          <text:p/>
        </draw:polyline>
        <draw:frame draw:style-name="gr42" draw:text-style-name="P10" draw:layer="layout" svg:width="1.234cm" svg:height="0.684cm" svg:x="13.461cm" svg:y="15.236cm">
          <draw:text-box>
            <text:p text:style-name="P1"><text:span text:style-name="T9">gain</text:span></text:p>
          </draw:text-box>
        </draw:frame>
        <draw:custom-shape draw:style-name="gr13" draw:text-style-name="P9" draw:layer="layout" svg:width="1.905cm" svg:height="1.27cm" svg:x="3.936cm" svg:y="15.603cm">
          <text:p text:style-name="P9">ON</text:p>
          <text:p text:style-name="P9"><text:span text:style-name="T9">triangl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9.968cm" svg:y="15.603cm">
          <text:p text:style-name="P9"><text:span text:style-name="T4">WSN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9.016cm" svg:y1="16.238cm" svg:x2="9.968cm" svg:y2="16.238cm">
          <text:p/>
        </draw:line>
        <draw:line draw:style-name="gr45" draw:text-style-name="P3" draw:layer="layout" svg:x1="4.888cm" svg:y1="17.825cm" svg:x2="4.888cm" svg:y2="16.873cm">
          <text:p/>
        </draw:line>
        <draw:frame draw:style-name="gr46" draw:text-style-name="P2" draw:layer="layout" svg:width="2.541cm" svg:height="0.526cm" svg:x="9.65cm" svg:y="17.492cm">
          <draw:text-box>
            <text:p text:style-name="P1"><text:span text:style-name="T10">Wave </text:span><text:span text:style-name="T10">Shape Array</text:span></text:p>
          </draw:text-box>
        </draw:frame>
        <draw:line draw:style-name="gr41" draw:text-style-name="P10" draw:layer="layout" svg:x1="10.921cm" svg:y1="17.825cm" svg:x2="10.921cm" svg:y2="16.873cm">
          <text:p/>
        </draw:line>
        <draw:custom-shape draw:style-name="gr47" draw:text-style-name="P10" draw:layer="layout" svg:width="6.033cm" svg:height="6.668cm" svg:x="9.333cm" svg:y="12.111cm">
          <text:p text:style-name="P9">17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1.869cm" svg:height="0.709cm" svg:x="1.712cm" svg:y="13.943cm">
          <draw:text-box>
            <text:p text:style-name="P1"><text:span text:style-name="T9">lower</text:span></text:p>
          </draw:text-box>
        </draw:frame>
        <draw:line draw:style-name="gr43" draw:text-style-name="P3" draw:layer="layout" svg:x1="3.3cm" svg:y1="14.334cm" svg:x2="9.968cm" svg:y2="14.334cm">
          <text:p/>
        </draw:line>
        <draw:custom-shape draw:style-name="gr13" draw:text-style-name="P9" draw:layer="layout" svg:width="1.905cm" svg:height="1.27cm" svg:x="9.968cm" svg:y="13.698cm">
          <text:p text:style-name="P9"><text:span text:style-name="T4">DN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1.873cm" svg:y1="14.333cm" svg:x2="13.143cm" svg:y2="14.333cm">
          <text:p/>
        </draw:line>
        <draw:frame draw:style-name="gr49" draw:text-style-name="P10" draw:layer="layout" svg:width="2.54cm" svg:height="0.952cm" svg:x="9.651cm" svg:y="12.111cm">
          <draw:text-box>
            <text:p text:style-name="P1"><text:span text:style-name="T9">delayTi</text:span><text:span text:style-name="T9">me</text:span></text:p>
          </draw:text-box>
        </draw:frame>
        <draw:line draw:style-name="gr41" draw:text-style-name="P10" draw:layer="layout" svg:x1="10.921cm" svg:y1="12.746cm" svg:x2="10.921cm" svg:y2="13.698cm">
          <text:p/>
        </draw:line>
        <draw:custom-shape draw:style-name="gr13" draw:text-style-name="P9" draw:layer="layout" svg:width="1.905cm" svg:height="1.27cm" svg:x="7.111cm" svg:y="15.603cm">
          <text:p text:style-name="P9"><text:span text:style-name="T4">GN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5.841cm" svg:y1="16.238cm" svg:x2="7.111cm" svg:y2="16.238cm">
          <text:p/>
        </draw:line>
        <draw:line draw:style-name="gr45" draw:text-style-name="P3" draw:layer="layout" svg:x1="8.063cm" svg:y1="17.826cm" svg:x2="8.063cm" svg:y2="16.873cm">
          <text:p/>
        </draw:line>
        <draw:frame draw:style-name="gr50" draw:text-style-name="P10" draw:layer="layout" svg:width="1.905cm" svg:height="1.115cm" svg:x="7.111cm" svg:y="17.663cm">
          <draw:text-box>
            <text:p text:style-name="P1"><text:span text:style-name="T9">swing</text:span></text:p>
          </draw:text-box>
        </draw:frame>
        <draw:custom-shape draw:style-name="gr13" draw:text-style-name="P9" draw:layer="layout" svg:width="1.905cm" svg:height="1.27cm" svg:x="15.683cm" svg:y="12.112cm">
          <text:p text:style-name="P9">GN</text:p>
          <draw:enhanced-geometry svg:viewBox="0 0 21600 21600" draw:type="rectangle" draw:enhanced-path="M 0 0 L 21600 0 21600 21600 0 21600 0 0 Z N"/>
        </draw:custom-shape>
        <draw:polyline draw:style-name="gr43" draw:text-style-name="P3" draw:layer="layout" svg:width="2.053cm" svg:height="4.014cm" draw:transform="rotate (-0.942128730226539) translate (14.4750384383876cm 11.0856034186929cm)" svg:viewBox="0 0 2054 4015" draw:points="1097,4015 1284,3758 0,2825 2054,0">
          <text:p/>
        </draw:polyline>
        <draw:frame draw:style-name="gr49" draw:text-style-name="P10" draw:layer="layout" svg:width="1.27cm" svg:height="0.952cm" svg:x="11.873cm" svg:y="12.747cm">
          <draw:text-box>
            <text:p text:style-name="P1"><text:span text:style-name="T9">[8]</text:span></text:p>
          </draw:text-box>
        </draw:frame>
        <draw:frame draw:style-name="gr51" draw:text-style-name="P10" draw:layer="layout" svg:width="1.905cm" svg:height="0.797cm" svg:x="15.683cm" svg:y="10.68cm">
          <draw:text-box>
            <text:p text:style-name="P1"><text:span text:style-name="T9">chorus</text:span></text:p>
          </draw:text-box>
        </draw:frame>
        <draw:line draw:style-name="gr45" draw:text-style-name="P3" draw:layer="layout" svg:x1="16.635cm" svg:y1="11.16cm" svg:x2="16.635cm" svg:y2="12.112cm">
          <text:p/>
        </draw:line>
        <draw:frame draw:style-name="gr48" draw:text-style-name="P10" draw:layer="layout" svg:width="1.869cm" svg:height="0.709cm" svg:x="1.749cm" svg:y="19.415cm">
          <draw:text-box>
            <text:p text:style-name="P1"><text:span text:style-name="T9">pedal</text:span></text:p>
          </draw:text-box>
        </draw:frame>
        <draw:custom-shape draw:style-name="gr13" draw:text-style-name="P9" draw:layer="layout" svg:width="1.905cm" svg:height="1.27cm" svg:x="20.128cm" svg:y="12.112cm">
          <text:p text:style-name="P9">GN</text:p>
          <draw:enhanced-geometry svg:viewBox="0 0 21600 21600" draw:type="rectangle" draw:enhanced-path="M 0 0 L 21600 0 21600 21600 0 21600 0 0 Z N"/>
        </draw:custom-shape>
        <draw:polyline draw:style-name="gr43" draw:text-style-name="P3" draw:layer="layout" svg:width="17.634cm" svg:height="6.521cm" draw:transform="rotate (0.414515697348653) translate (3.3cm 19.732cm)" svg:viewBox="0 0 17635 6522" draw:points="0,0 14822,6522 17635,128">
          <text:p/>
        </draw:polyline>
        <draw:line draw:style-name="gr43" draw:text-style-name="P3" draw:layer="layout" svg:x1="17.588cm" svg:y1="12.747cm" svg:x2="20.128cm" svg:y2="12.747cm">
          <text:p/>
        </draw:line>
        <draw:polyline draw:style-name="gr41" draw:text-style-name="P10" draw:layer="layout" svg:width="4.095cm" svg:height="1.889cm" draw:transform="rotate (0.519060919543114) translate (15.048cm 14.335cm)" svg:viewBox="0 0 4096 1890" draw:points="0,0 3308,1890 4096,511">
          <text:p/>
        </draw:polyline>
        <draw:custom-shape draw:style-name="gr13" draw:text-style-name="P9" draw:layer="layout" svg:width="1.905cm" svg:height="1.27cm" svg:x="23.938cm" svg:y="12.112cm">
          <text:p text:style-name="P9">DCN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22.033cm" svg:y1="12.747cm" svg:x2="23.938cm" svg:y2="12.747cm">
          <text:p/>
        </draw:line>
        <draw:line draw:style-name="gr45" draw:text-style-name="P3" draw:layer="layout" svg:x1="21.08cm" svg:y1="11.16cm" svg:x2="21.08cm" svg:y2="12.112cm">
          <text:p/>
        </draw:line>
        <draw:frame draw:style-name="gr51" draw:text-style-name="P10" draw:layer="layout" svg:width="1.905cm" svg:height="0.797cm" svg:x="20.128cm" svg:y="10.525cm">
          <draw:text-box>
            <text:p text:style-name="P1"><text:span text:style-name="T9">swell</text:span></text:p>
          </draw:text-box>
        </draw:frame>
        <draw:line draw:style-name="gr45" draw:text-style-name="P3" draw:layer="layout" svg:x1="28.7cm" svg:y1="25.447cm" svg:x2="28.7cm" svg:y2="24.494cm">
          <text:p/>
        </draw:line>
        <draw:frame draw:style-name="gr52" draw:text-style-name="P11" draw:layer="layout" svg:width="8.573cm" svg:height="3.81cm" svg:x="19.81cm" svg:y="1.952cm">
          <draw:text-box>
            <text:p><text:span text:style-name="T7">ON </text:span><text:span text:style-name="T7">Oscill</text:span><text:span text:style-name="T7">ator </text:span><text:span text:style-name="T7">Node</text:span></text:p>
            <text:p><text:span text:style-name="T7">DN </text:span><text:span text:style-name="T7">Delay </text:span><text:span text:style-name="T7">Node</text:span></text:p>
            <text:p><text:span text:style-name="T7">GN </text:span><text:span text:style-name="T7">Gain </text:span><text:span text:style-name="T7">Node</text:span></text:p>
            <text:p><text:span text:style-name="T7">WSN </text:span><text:span text:style-name="T7">Wave </text:span><text:span text:style-name="T7">Shap</text:span><text:span text:style-name="T7">e </text:span><text:span text:style-name="T7">Node</text:span></text:p>
            <text:p><text:span text:style-name="T7">DCN </text:span><text:span text:style-name="T7">Dyna</text:span><text:span text:style-name="T7">mic </text:span><text:span text:style-name="T7">Com</text:span><text:span text:style-name="T7">press</text:span><text:span text:style-name="T7">or </text:span><text:span text:style-name="T7">Node</text:span></text:p>
            <text:p><text:span text:style-name="T7">BFN </text:span><text:span text:style-name="T7">Biqua</text:span><text:span text:style-name="T7">d </text:span><text:span text:style-name="T7">Filter </text:span><text:span text:style-name="T7">Node</text:span></text:p>
          </draw:text-box>
        </draw:frame>
        <draw:frame draw:style-name="gr44" draw:text-style-name="P2" draw:layer="layout" svg:width="1.905cm" svg:height="0.683cm" svg:x="3.935cm" svg:y="17.779cm">
          <draw:text-box>
            <text:p text:style-name="P1"><text:span text:style-name="T9">speed </text:span></text:p>
          </draw:text-box>
        </draw:frame>
        <draw:frame draw:style-name="gr53" draw:text-style-name="P2" draw:layer="layout" svg:width="21.59cm" svg:height="1.578cm" svg:x="1.635cm" svg:y="0.057cm">
          <draw:text-box>
            <text:p text:style-name="P1"><text:span text:style-name="T1">Ha</text:span><text:span text:style-name="T1">m</text:span><text:span text:style-name="T1">mo</text:span><text:span text:style-name="T1">nd </text:span><text:span text:style-name="T1">Em</text:span><text:span text:style-name="T1">ula</text:span><text:span text:style-name="T1">tor </text:span><text:span text:style-name="T1">(vi</text:span><text:span text:style-name="T1">bra</text:span><text:span text:style-name="T1">to, </text:span><text:span text:style-name="T1">ch</text:span><text:span text:style-name="T1">oru</text:span><text:span text:style-name="T1">s, </text:span><text:span text:style-name="T1">co</text:span><text:span text:style-name="T1">mp</text:span><text:span text:style-name="T1">res</text:span><text:span text:style-name="T1">sor</text:span><text:span text:style-name="T1">)</text:span></text:p>
          </draw:text-box>
        </draw:frame>
        <draw:custom-shape draw:style-name="gr13" draw:text-style-name="P9" draw:layer="layout" svg:width="1.905cm" svg:height="1.27cm" svg:x="23.225cm" svg:y="17.192cm">
          <text:p text:style-name="P9">BFN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2.54cm" svg:height="0.953cm" svg:x="22.907cm" svg:y="15.922cm">
          <draw:text-box>
            <text:p text:style-name="P1"><text:span text:style-name="T4">freq</text:span></text:p>
          </draw:text-box>
        </draw:frame>
        <draw:line draw:style-name="gr27" draw:text-style-name="P3" draw:layer="layout" svg:x1="24.177cm" svg:y1="16.557cm" svg:x2="24.177cm" svg:y2="17.192cm">
          <text:p/>
        </draw:line>
        <draw:frame draw:style-name="gr21" draw:text-style-name="P2" draw:layer="layout" svg:width="2.54cm" svg:height="0.953cm" svg:x="22.907cm" svg:y="18.462cm">
          <draw:text-box>
            <text:p text:style-name="P1"><text:span text:style-name="T4">LPF</text:span></text:p>
          </draw:text-box>
        </draw:frame>
        <draw:custom-shape draw:style-name="gr13" draw:text-style-name="P9" draw:layer="layout" svg:width="1.905cm" svg:height="1.27cm" svg:x="25.448cm" svg:y="15.287cm">
          <text:p text:style-name="P9">BFN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2.54cm" svg:height="0.953cm" svg:x="25.13cm" svg:y="14.017cm">
          <draw:text-box>
            <text:p text:style-name="P1"><text:span text:style-name="T4">freq</text:span></text:p>
          </draw:text-box>
        </draw:frame>
        <draw:line draw:style-name="gr27" draw:text-style-name="P3" draw:layer="layout" svg:x1="26.4cm" svg:y1="14.652cm" svg:x2="26.4cm" svg:y2="15.287cm">
          <text:p/>
        </draw:line>
        <draw:frame draw:style-name="gr21" draw:text-style-name="P2" draw:layer="layout" svg:width="2.54cm" svg:height="0.953cm" svg:x="25.13cm" svg:y="16.557cm">
          <draw:text-box>
            <text:p text:style-name="P1"><text:span text:style-name="T4">HPF</text:span></text:p>
          </draw:text-box>
        </draw:frame>
        <draw:line draw:style-name="gr43" draw:text-style-name="P3" draw:layer="layout" svg:x1="27.352cm" svg:y1="15.922cm" svg:x2="28.305cm" svg:y2="15.922cm">
          <text:p/>
        </draw:line>
        <draw:line draw:style-name="gr43" draw:text-style-name="P3" draw:layer="layout" svg:x1="25.13cm" svg:y1="17.827cm" svg:x2="28.305cm" svg:y2="17.827cm">
          <text:p/>
        </draw:line>
        <draw:frame draw:style-name="gr48" draw:text-style-name="P10" draw:layer="layout" svg:width="1.869cm" svg:height="0.709cm" svg:x="27.071cm" svg:y="15.213cm">
          <draw:text-box>
            <text:p text:style-name="P1"><text:span text:style-name="T9">high</text:span></text:p>
          </draw:text-box>
        </draw:frame>
        <draw:frame draw:style-name="gr48" draw:text-style-name="P10" draw:layer="layout" svg:width="1.869cm" svg:height="0.709cm" svg:x="27.071cm" svg:y="17.118cm">
          <draw:text-box>
            <text:p text:style-name="P1"><text:span text:style-name="T9">low</text:span></text:p>
          </draw:text-box>
        </draw:frame>
        <draw:polyline draw:style-name="gr41" draw:text-style-name="P10" draw:layer="layout" svg:width="7.206cm" svg:height="3.504cm" draw:transform="rotate (0.519060919543114) translate (20.7679049064021cm 15.1943129360283cm)" svg:viewBox="0 0 7207 3505" draw:points="5553,354 7207,1299 6419,2678 1732,0 0,3032 827,3505">
          <text:p/>
        </draw:polyline>
        <draw:line draw:style-name="gr43" draw:text-style-name="P3" draw:layer="layout" svg:x1="22.272cm" svg:y1="15.922cm" svg:x2="25.447cm" svg:y2="15.922cm">
          <text:p/>
        </draw:line>
      </draw:page>
      <draw:page draw:name="page5" draw:style-name="dp1" draw:master-page-name="Default">
        <draw:custom-shape draw:style-name="gr54" draw:text-style-name="P13" draw:layer="layout" svg:width="15.557cm" svg:height="9.207cm" svg:x="3.54cm" svg:y="10.525cm">
          <text:p text:style-name="P12"><text:span text:style-name="T8">Leslie (lowLeslie)</text:span>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15.557cm" svg:height="8.255cm" svg:x="3.54cm" svg:y="1.952cm">
          <text:p text:style-name="P12"><text:span text:style-name="T8">Leslie (highLeslie)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13.065cm" svg:y="4.81cm">
          <text:p text:style-name="P9">GN</text:p>
          <draw:enhanced-geometry svg:viewBox="0 0 21600 21600" draw:type="rectangle" draw:enhanced-path="M 0 0 L 21600 0 21600 21600 0 21600 0 0 Z N"/>
        </draw:custom-shape>
        <draw:polyline draw:style-name="gr41" draw:text-style-name="P10" draw:layer="layout" svg:width="2.559cm" svg:height="1.102cm" draw:transform="rotate (0.519060919543113) translate (11.794cm 7.35cm)" svg:viewBox="0 0 2560 1103" draw:points="0,0 1930,1103 2560,0">
          <text:p/>
        </draw:polyline>
        <draw:frame draw:style-name="gr42" draw:text-style-name="P10" draw:layer="layout" svg:width="1.234cm" svg:height="0.684cm" svg:x="13.683cm" svg:y="6.347cm">
          <draw:text-box>
            <text:p text:style-name="P1"><text:span text:style-name="T9">gain</text:span></text:p>
          </draw:text-box>
        </draw:frame>
        <draw:custom-shape draw:style-name="gr13" draw:text-style-name="P9" draw:layer="layout" svg:width="1.905cm" svg:height="1.27cm" svg:x="4.175cm" svg:y="6.666cm">
          <text:p text:style-name="P9">ON</text:p>
          <text:p text:style-name="P9"><text:span text:style-name="T9">si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9.89cm" svg:y="6.715cm">
          <text:p text:style-name="P9"><text:span text:style-name="T4">WSN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8.937cm" svg:y1="14.982cm" svg:x2="9.89cm" svg:y2="14.982cm">
          <text:p/>
        </draw:line>
        <draw:frame draw:style-name="gr44" draw:text-style-name="P2" draw:layer="layout" svg:width="1.905cm" svg:height="0.683cm" svg:x="4.175cm" svg:y="8.889cm">
          <draw:text-box>
            <text:p text:style-name="P1"><text:span text:style-name="T9">speed </text:span></text:p>
          </draw:text-box>
        </draw:frame>
        <draw:line draw:style-name="gr45" draw:text-style-name="P3" draw:layer="layout" svg:x1="5.128cm" svg:y1="8.889cm" svg:x2="5.128cm" svg:y2="7.936cm">
          <text:p/>
        </draw:line>
        <draw:frame draw:style-name="gr46" draw:text-style-name="P2" draw:layer="layout" svg:width="2.541cm" svg:height="0.526cm" svg:x="9.872cm" svg:y="8.603cm">
          <draw:text-box>
            <text:p text:style-name="P1"><text:span text:style-name="T10">Wave </text:span><text:span text:style-name="T10">Shape Array</text:span></text:p>
          </draw:text-box>
        </draw:frame>
        <draw:line draw:style-name="gr41" draw:text-style-name="P10" draw:layer="layout" svg:x1="10.842cm" svg:y1="8.62cm" svg:x2="10.842cm" svg:y2="7.985cm">
          <text:p/>
        </draw:line>
        <draw:custom-shape draw:style-name="gr56" draw:text-style-name="P10" draw:layer="layout" svg:width="6.033cm" svg:height="6.351cm" svg:x="9.633cm" svg:y="3.221cm">
          <text:p text:style-name="P9">17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1.869cm" svg:height="0.709cm" svg:x="1.317cm" svg:y="5.053cm">
          <draw:text-box>
            <text:p text:style-name="P1"><text:span text:style-name="T9">high</text:span></text:p>
          </draw:text-box>
        </draw:frame>
        <draw:line draw:style-name="gr43" draw:text-style-name="P3" draw:layer="layout" svg:x1="2.587cm" svg:y1="5.445cm" svg:x2="9.89cm" svg:y2="5.445cm">
          <text:p/>
        </draw:line>
        <draw:custom-shape draw:style-name="gr13" draw:text-style-name="P9" draw:layer="layout" svg:width="1.905cm" svg:height="1.27cm" svg:x="9.89cm" svg:y="4.81cm">
          <text:p text:style-name="P9"><text:span text:style-name="T4">DN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1.795cm" svg:y1="5.446cm" svg:x2="13.065cm" svg:y2="5.445cm">
          <text:p/>
        </draw:line>
        <draw:frame draw:style-name="gr49" draw:text-style-name="P10" draw:layer="layout" svg:width="2.54cm" svg:height="0.952cm" svg:x="9.873cm" svg:y="3.222cm">
          <draw:text-box>
            <text:p text:style-name="P1"><text:span text:style-name="T9">delayTi</text:span><text:span text:style-name="T9">me</text:span></text:p>
          </draw:text-box>
        </draw:frame>
        <draw:line draw:style-name="gr41" draw:text-style-name="P10" draw:layer="layout" svg:x1="10.842cm" svg:y1="3.858cm" svg:x2="10.842cm" svg:y2="4.81cm">
          <text:p/>
        </draw:line>
        <draw:custom-shape draw:style-name="gr13" draw:text-style-name="P9" draw:layer="layout" svg:width="1.905cm" svg:height="1.27cm" svg:x="7.032cm" svg:y="14.347cm">
          <text:p text:style-name="P9"><text:span text:style-name="T4">GN</text:span></text:p>
          <draw:enhanced-geometry svg:viewBox="0 0 21600 21600" draw:type="rectangle" draw:enhanced-path="M 0 0 L 21600 0 21600 21600 0 21600 0 0 Z N"/>
        </draw:custom-shape>
        <draw:line draw:style-name="gr45" draw:text-style-name="P3" draw:layer="layout" svg:x1="7.985cm" svg:y1="16.57cm" svg:x2="7.985cm" svg:y2="15.617cm">
          <text:p/>
        </draw:line>
        <draw:frame draw:style-name="gr50" draw:text-style-name="P10" draw:layer="layout" svg:width="1.905cm" svg:height="1.115cm" svg:x="6.715cm" svg:y="16.09cm">
          <draw:text-box>
            <text:p text:style-name="P1"><text:span text:style-name="T9">swing</text:span></text:p>
          </draw:text-box>
        </draw:frame>
        <draw:frame draw:style-name="gr48" draw:text-style-name="P10" draw:layer="layout" svg:width="1.869cm" svg:height="0.709cm" svg:x="1.317cm" svg:y="12.673cm">
          <draw:text-box>
            <text:p text:style-name="P1"><text:span text:style-name="T9">low</text:span></text:p>
          </draw:text-box>
        </draw:frame>
        <draw:polyline draw:style-name="gr43" draw:text-style-name="P3" draw:layer="layout" svg:width="2.672cm" svg:height="1.453cm" draw:transform="rotate (0.414515697348653) translate (17.9200210739118cm 12.5536964963492cm)" svg:viewBox="0 0 2673 1454" draw:points="0,559 2034,1454 2673,0">
          <text:p/>
        </draw:polyline>
        <draw:line draw:style-name="gr43" draw:text-style-name="P3" draw:layer="layout" svg:x1="20.367cm" svg:y1="11.477cm" svg:x2="23.225cm" svg:y2="11.477cm">
          <text:p/>
        </draw:line>
        <draw:custom-shape draw:style-name="gr13" draw:text-style-name="P9" draw:layer="layout" svg:width="1.905cm" svg:height="1.27cm" svg:x="23.225cm" svg:y="10.734cm">
          <text:p text:style-name="P9">CVN</text:p>
          <draw:enhanced-geometry svg:viewBox="0 0 21600 21600" draw:type="rectangle" draw:enhanced-path="M 0 0 L 21600 0 21600 21600 0 21600 0 0 Z N"/>
        </draw:custom-shape>
        <draw:frame draw:style-name="gr57" draw:text-style-name="P11" draw:layer="layout" svg:width="2.858cm" svg:height="0.962cm" svg:x="22.589cm" svg:y="9.772cm">
          <draw:text-box>
            <text:p>(reverb)</text:p>
          </draw:text-box>
        </draw:frame>
        <draw:line draw:style-name="gr43" draw:text-style-name="P3" draw:layer="layout" svg:x1="25.13cm" svg:y1="11.369cm" svg:x2="27.035cm" svg:y2="11.369cm">
          <text:p/>
        </draw:line>
        <draw:line draw:style-name="gr45" draw:text-style-name="P3" draw:layer="layout" svg:x1="24.177cm" svg:y1="12.957cm" svg:x2="24.177cm" svg:y2="12.004cm">
          <text:p/>
        </draw:line>
        <draw:frame draw:style-name="gr58" draw:text-style-name="P10" draw:layer="layout" svg:width="3.81cm" svg:height="0.818cm" svg:x="22.272cm" svg:y="12.774cm">
          <draw:text-box>
            <text:p text:style-name="P1"><text:span text:style-name="T9">reverb</text:span><text:span text:style-name="T9">Respon</text:span><text:span text:style-name="T9">se</text:span></text:p>
          </draw:text-box>
        </draw:frame>
        <draw:line draw:style-name="gr45" draw:text-style-name="P3" draw:layer="layout" svg:x1="28.7cm" svg:y1="25.447cm" svg:x2="28.7cm" svg:y2="24.494cm">
          <text:p/>
        </draw:line>
        <draw:frame draw:style-name="gr52" draw:text-style-name="P11" draw:layer="layout" svg:width="8.573cm" svg:height="3.81cm" svg:x="19.732cm" svg:y="1.317cm">
          <draw:text-box>
            <text:p><text:span text:style-name="T7">ON </text:span><text:span text:style-name="T7">Oscill</text:span><text:span text:style-name="T7">ator </text:span><text:span text:style-name="T7">Node</text:span></text:p>
            <text:p><text:span text:style-name="T7">DN </text:span><text:span text:style-name="T7">Delay </text:span><text:span text:style-name="T7">Node</text:span></text:p>
            <text:p><text:span text:style-name="T7">GN </text:span><text:span text:style-name="T7">Gain </text:span><text:span text:style-name="T7">Node</text:span></text:p>
            <text:p><text:span text:style-name="T7">WSN </text:span><text:span text:style-name="T7">Wave </text:span><text:span text:style-name="T7">Shap</text:span><text:span text:style-name="T7">e </text:span><text:span text:style-name="T7">Node</text:span></text:p>
            <text:p><text:span text:style-name="T7">CVN </text:span><text:span text:style-name="T7">Conv</text:span><text:span text:style-name="T7">olutio</text:span><text:span text:style-name="T7">n </text:span><text:span text:style-name="T7">Node</text:span></text:p>
            <text:p><text:span text:style-name="T7">SPN </text:span><text:span text:style-name="T7">Stere</text:span><text:span text:style-name="T7">o </text:span><text:span text:style-name="T7">Panni</text:span><text:span text:style-name="T7">ng </text:span><text:span text:style-name="T7">Node</text:span></text:p>
          </draw:text-box>
        </draw:frame>
        <draw:frame draw:style-name="gr39" draw:text-style-name="P2" draw:layer="layout" svg:width="13.971cm" svg:height="1.195cm" svg:x="4.809cm" svg:y="0.365cm">
          <draw:text-box>
            <text:p text:style-name="P1"><text:span text:style-name="T1">Ha</text:span><text:span text:style-name="T1">m</text:span><text:span text:style-name="T1">mo</text:span><text:span text:style-name="T1">nd </text:span><text:span text:style-name="T1">Em</text:span><text:span text:style-name="T1">ula</text:span><text:span text:style-name="T1">tor </text:span><text:span text:style-name="T1">(le</text:span><text:span text:style-name="T1">slie</text:span><text:span text:style-name="T1">, </text:span><text:span text:style-name="T1">rev</text:span><text:span text:style-name="T1">erb</text:span><text:span text:style-name="T1">)</text:span></text:p>
          </draw:text-box>
        </draw:frame>
        <draw:custom-shape draw:style-name="gr13" draw:text-style-name="P9" draw:layer="layout" svg:width="1.905cm" svg:height="1.27cm" svg:x="13.065cm" svg:y="12.442cm">
          <text:p text:style-name="P9">GN</text:p>
          <draw:enhanced-geometry svg:viewBox="0 0 21600 21600" draw:type="rectangle" draw:enhanced-path="M 0 0 L 21600 0 21600 21600 0 21600 0 0 Z N"/>
        </draw:custom-shape>
        <draw:polyline draw:style-name="gr41" draw:text-style-name="P10" draw:layer="layout" svg:width="2.558cm" svg:height="1.102cm" draw:transform="rotate (0.519060919543114) translate (11.7947687786327cm 14.9815952825688cm)" svg:viewBox="0 0 2559 1103" draw:points="0,0 1929,1103 2559,0">
          <text:p/>
        </draw:polyline>
        <draw:frame draw:style-name="gr42" draw:text-style-name="P10" draw:layer="layout" svg:width="1.234cm" svg:height="0.684cm" svg:x="13.683cm" svg:y="14.105cm">
          <draw:text-box>
            <text:p text:style-name="P1"><text:span text:style-name="T9">gain</text:span></text:p>
          </draw:text-box>
        </draw:frame>
        <draw:custom-shape draw:style-name="gr13" draw:text-style-name="P9" draw:layer="layout" svg:width="1.905cm" svg:height="1.27cm" svg:x="9.89cm" svg:y="14.347cm">
          <text:p text:style-name="P9"><text:span text:style-name="T4">WSN</text:span></text:p>
          <draw:enhanced-geometry svg:viewBox="0 0 21600 21600" draw:type="rectangle" draw:enhanced-path="M 0 0 L 21600 0 21600 21600 0 21600 0 0 Z N"/>
        </draw:custom-shape>
        <draw:frame draw:style-name="gr46" draw:text-style-name="P2" draw:layer="layout" svg:width="2.541cm" svg:height="0.526cm" svg:x="9.872cm" svg:y="16.361cm">
          <draw:text-box>
            <text:p text:style-name="P1"><text:span text:style-name="T10">Wave </text:span><text:span text:style-name="T10">Shape Array</text:span></text:p>
          </draw:text-box>
        </draw:frame>
        <draw:line draw:style-name="gr41" draw:text-style-name="P10" draw:layer="layout" svg:x1="10.842cm" svg:y1="16.57cm" svg:x2="10.842cm" svg:y2="15.617cm">
          <text:p/>
        </draw:line>
        <draw:custom-shape draw:style-name="gr13" draw:text-style-name="P9" draw:layer="layout" svg:width="1.905cm" svg:height="1.27cm" svg:x="9.89cm" svg:y="12.442cm">
          <text:p text:style-name="P9"><text:span text:style-name="T4">DN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1.795cm" svg:y1="13.077cm" svg:x2="13.065cm" svg:y2="13.077cm">
          <text:p/>
        </draw:line>
        <draw:frame draw:style-name="gr49" draw:text-style-name="P10" draw:layer="layout" svg:width="2.54cm" svg:height="0.952cm" svg:x="9.873cm" svg:y="10.98cm">
          <draw:text-box>
            <text:p text:style-name="P1"><text:span text:style-name="T9">delayTi</text:span><text:span text:style-name="T9">me</text:span></text:p>
          </draw:text-box>
        </draw:frame>
        <draw:line draw:style-name="gr41" draw:text-style-name="P10" draw:layer="layout" svg:x1="10.842cm" svg:y1="11.49cm" svg:x2="10.842cm" svg:y2="12.442cm">
          <text:p/>
        </draw:line>
        <draw:polyline draw:style-name="gr43" draw:text-style-name="P3" draw:layer="layout" svg:width="6.427cm" svg:height="2.084cm" draw:transform="rotate (-1.21789075204164) translate (20.101566155975cm 4.72434829780978cm)" svg:viewBox="0 0 6428 2085" draw:points="0,2085 768,0 6428,2085">
          <text:p/>
        </draw:polyline>
        <draw:custom-shape draw:style-name="gr13" draw:text-style-name="P9" draw:layer="layout" svg:width="1.905cm" svg:height="1.27cm" svg:x="7.015cm" svg:y="6.715cm">
          <text:p text:style-name="P9"><text:span text:style-name="T4">GN</text:span></text:p>
          <draw:enhanced-geometry svg:viewBox="0 0 21600 21600" draw:type="rectangle" draw:enhanced-path="M 0 0 L 21600 0 21600 21600 0 21600 0 0 Z N"/>
        </draw:custom-shape>
        <draw:line draw:style-name="gr45" draw:text-style-name="P3" draw:layer="layout" svg:x1="7.968cm" svg:y1="8.938cm" svg:x2="7.968cm" svg:y2="7.985cm">
          <text:p/>
        </draw:line>
        <draw:frame draw:style-name="gr50" draw:text-style-name="P10" draw:layer="layout" svg:width="1.905cm" svg:height="1.115cm" svg:x="6.715cm" svg:y="8.457cm">
          <draw:text-box>
            <text:p text:style-name="P1"><text:span text:style-name="T9">swing</text:span></text:p>
          </draw:text-box>
        </draw:frame>
        <draw:line draw:style-name="gr43" draw:text-style-name="P3" draw:layer="layout" svg:x1="8.937cm" svg:y1="7.35cm" svg:x2="9.89cm" svg:y2="7.35cm">
          <text:p/>
        </draw:line>
        <draw:custom-shape draw:style-name="gr13" draw:text-style-name="P9" draw:layer="layout" svg:width="1.905cm" svg:height="1.27cm" svg:x="16.24cm" svg:y="4.81cm">
          <text:p text:style-name="P9">SPN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4.97cm" svg:y1="5.445cm" svg:x2="16.24cm" svg:y2="5.444cm">
          <text:p/>
        </draw:line>
        <draw:custom-shape draw:style-name="gr13" draw:text-style-name="P9" draw:layer="layout" svg:width="1.905cm" svg:height="1.27cm" svg:x="16.24cm" svg:y="12.442cm">
          <text:p text:style-name="P9">SPN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4.97cm" svg:y1="13.078cm" svg:x2="16.24cm" svg:y2="13.077cm">
          <text:p/>
        </draw:line>
        <draw:polyline draw:style-name="gr43" draw:text-style-name="P3" draw:layer="layout" svg:width="5.522cm" svg:height="8.869cm" draw:transform="skewX (3.80216940336407E-017) rotate (-1.21789075204164) translate (16.6177746531751cm 12.1529807455031cm)" svg:viewBox="0 0 5523 8870" draw:points="0,8185 110,7887 2780,8870 5523,1422 1661,0">
          <text:p/>
        </draw:polyline>
        <draw:polyline draw:style-name="gr43" draw:text-style-name="P3" draw:layer="layout" svg:width="5.236cm" svg:height="8.764cm" draw:transform="rotate (-1.21789075204164) translate (16.6177746531751cm 4.52098074550312cm)" svg:viewBox="0 0 5237 8765" draw:points="0,8185 110,7887 2493,8765 5237,1317 1661,0">
          <text:p/>
        </draw:polyline>
        <draw:line draw:style-name="gr43" draw:text-style-name="P3" draw:layer="layout" svg:x1="6.08cm" svg:y1="7.35cm" svg:x2="7.033cm" svg:y2="7.35cm">
          <text:p/>
        </draw:line>
        <draw:custom-shape draw:style-name="gr56" draw:text-style-name="P10" draw:layer="layout" svg:width="6.033cm" svg:height="6.351cm" svg:x="9.572cm" svg:y="11.159cm">
          <text:p text:style-name="P9">17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5cm" svg:height="1.27cm" svg:x="4.175cm" svg:y="14.335cm">
          <text:p text:style-name="P9">ON</text:p>
          <text:p text:style-name="P9"><text:span text:style-name="T9">sine</text:span></text:p>
          <draw:enhanced-geometry svg:viewBox="0 0 21600 21600" draw:type="rectangle" draw:enhanced-path="M 0 0 L 21600 0 21600 21600 0 21600 0 0 Z N"/>
        </draw:custom-shape>
        <draw:line draw:style-name="gr45" draw:text-style-name="P3" draw:layer="layout" svg:x1="5.128cm" svg:y1="16.558cm" svg:x2="5.128cm" svg:y2="15.605cm">
          <text:p/>
        </draw:line>
        <draw:frame draw:style-name="gr44" draw:text-style-name="P2" draw:layer="layout" svg:width="1.905cm" svg:height="0.683cm" svg:x="4.175cm" svg:y="16.24cm">
          <draw:text-box>
            <text:p text:style-name="P1"><text:span text:style-name="T9">speed </text:span></text:p>
          </draw:text-box>
        </draw:frame>
        <draw:line draw:style-name="gr43" draw:text-style-name="P3" draw:layer="layout" svg:x1="2.587cm" svg:y1="13.065cm" svg:x2="9.89cm" svg:y2="13.065cm">
          <text:p/>
        </draw:line>
        <draw:line draw:style-name="gr43" draw:text-style-name="P3" draw:layer="layout" svg:x1="6.079cm" svg:y1="14.97cm" svg:x2="7.032cm" svg:y2="14.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31T12:22:01.454535475</meta:creation-date>
    <dc:date>2023-04-20T09:28:18.713690913</dc:date>
    <meta:editing-duration>P3DT6H19M3S</meta:editing-duration>
    <meta:editing-cycles>25</meta:editing-cycles>
    <meta:generator>LibreOffice/7.3.7.2$Linux_X86_64 LibreOffice_project/30$Build-2</meta:generator>
    <meta:print-date>2023-04-18T16:16:32.714645099</meta:print-date>
    <meta:document-statistic meta:object-count="238"/>
  </office:meta>
</office:document-meta>
</file>